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ff0000" loext:opacity="100%" style:text-underline-style="solid" style:text-underline-width="auto" style:text-underline-color="font-color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underline-style="none" officeooo:rsid="00108a4f" officeooo:paragraph-rsid="00108a4f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NLINE RETAIL DATASET<text:span text:style-name="T1"/></text:h>
      <text:p text:style-name="P2">A short description on the ONLINE RETAIL DATA SET and the insights of it.</text:p>
      <text:p text:style-name="P2">This dashboard provides a comprehensive analysis of <text:span text:style-name="Strong_20_Emphasis">product performance, customer behavior, and geographic demand</text:span> using real sales data from an online retail business. Tailored for both the <text:span text:style-name="Strong_20_Emphasis">CEO</text:span> and <text:span text:style-name="Strong_20_Emphasis">CMO</text:span>, the visuals deliver strategic insights critical for informed decision-making and future growth planning.</text:p>
      <text:p text:style-name="Text_20_body">For the <text:span text:style-name="Strong_20_Emphasis">CEO</text:span>, the dashboard highlights:</text:p>
      <text:list text:style-name="L1">
        <text:list-item>
          <text:p text:style-name="P3"><text:span text:style-name="Strong_20_Emphasis">Monthly revenue trends</text:span> to uncover seasonality and support annual forecasting.</text:p>
        </text:list-item>
        <text:list-item>
          <text:p text:style-name="P3"><text:span text:style-name="Strong_20_Emphasis">Global demand distribution</text:span> by country (excluding the UK) to identify regions with the highest sales potential for expansion.</text:p>
        </text:list-item>
        <text:list-item>
          <text:p text:style-name="P3"><text:span text:style-name="Strong_20_Emphasis">Average revenue per country</text:span> with quartile insights to assess financial contributions and detect outliers.</text:p>
        </text:list-item>
      </text:list>
      <text:p text:style-name="Text_20_body">For the <text:span text:style-name="Strong_20_Emphasis">CMO</text:span>, the dashboard focuses on:</text:p>
      <text:list text:style-name="L2">
        <text:list-item>
          <text:p text:style-name="P4">The <text:span text:style-name="Strong_20_Emphasis">top 10 revenue-generating customers</text:span>, sorted by value, enabling high-value relationship targeting.</text:p>
        </text:list-item>
        <text:list-item>
          <text:p text:style-name="P4">The <text:span text:style-name="Strong_20_Emphasis">top 10 countries by revenue (excluding the UK)</text:span> with a breakdown of <text:span text:style-name="Strong_20_Emphasis">quantity sold</text:span>, supporting targeted marketing and supply optimization.</text:p>
        </text:list-item>
      </text:list>
      <text:p text:style-name="Text_20_body">Together, these insights equip leadership with a deeper understanding of <text:span text:style-name="Strong_20_Emphasis">what drives revenue</text:span>, <text:span text:style-name="Strong_20_Emphasis">where customers are most valuable</text:span>, and <text:span text:style-name="Strong_20_Emphasis">which markets are ripe for strategic investment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1:32:44.582000000</meta:creation-date>
    <dc:date>2025-06-14T21:35:33.078000000</dc:date>
    <meta:editing-duration>PT2M49S</meta:editing-duration>
    <meta:editing-cycles>1</meta:editing-cycles>
    <meta:document-statistic meta:table-count="0" meta:image-count="0" meta:object-count="0" meta:page-count="1" meta:paragraph-count="11" meta:word-count="179" meta:character-count="1210" meta:non-whitespace-character-count="1047"/>
    <meta:generator>LibreOffice/24.8.6.2$Windows_X86_64 LibreOffice_project/6d98ba145e9a8a39fc57bcc76981d1fb1316c60c</meta:generator>
  </office:meta>
</office:document-meta>
</file>